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style:font-size-complex="11pt"/>
    </style:style>
    <style:style style:name="P8" style:parent-style-name="Normal" style:family="paragraph">
      <style:text-properties style:font-size-complex="11pt"/>
    </style:style>
    <style:style style:name="P9" style:parent-style-name="Normal" style:family="paragraph">
      <style:text-properties style:font-size-complex="11pt"/>
    </style:style>
    <style:style style:name="P10" style:parent-style-name="Normal" style:family="paragraph">
      <style:text-properties style:font-size-complex="11pt"/>
    </style:style>
    <style:style style:name="P11" style:parent-style-name="Normal" style:family="paragraph">
      <style:text-properties style:font-size-complex="11pt"/>
    </style:style>
    <style:style style:name="P12" style:parent-style-name="Normal" style:family="paragraph">
      <style:text-properties style:font-size-complex="11pt"/>
    </style:style>
    <style:style style:name="P13" style:parent-style-name="Normal" style:family="paragraph">
      <style:text-properties style:font-size-complex="11pt"/>
    </style:style>
    <style:style style:name="P14" style:parent-style-name="Normal" style:family="paragraph">
      <style:text-properties style:font-size-complex="11pt"/>
    </style:style>
    <style:style style:name="P15" style:parent-style-name="Normal" style:family="paragraph">
      <style:text-properties style:font-size-complex="11pt"/>
    </style:style>
    <style:style style:name="P16" style:parent-style-name="Normal" style:family="paragraph">
      <style:text-properties style:font-size-complex="11pt"/>
    </style:style>
    <style:style style:name="P17" style:parent-style-name="Normal" style:family="paragraph">
      <style:text-properties style:font-size-complex="11pt"/>
    </style:style>
    <style:style style:name="P18" style:parent-style-name="Normal" style:family="paragraph">
      <style:text-properties style:font-size-complex="11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style:font-size-complex="11pt"/>
    </style:style>
    <style:style style:name="P21" style:parent-style-name="Normal" style:family="paragraph">
      <style:text-properties style:font-size-complex="11pt"/>
    </style:style>
    <style:style style:name="P22" style:parent-style-name="Normal" style:family="paragraph">
      <style:text-properties style:font-size-complex="11pt"/>
    </style:style>
    <style:style style:name="P23" style:parent-style-name="Normal" style:family="paragraph">
      <style:text-properties fo:font-size="14pt" style:font-size-asian="14pt"/>
    </style:style>
    <style:style style:name="P24" style:parent-style-name="Normal" style:family="paragraph">
      <style:text-properties style:font-size-complex="11pt"/>
    </style:style>
    <style:style style:name="P25" style:parent-style-name="Normal" style:family="paragraph">
      <style:text-properties style:font-size-complex="11pt"/>
    </style:style>
    <style:style style:name="P26" style:parent-style-name="Normal" style:family="paragraph">
      <style:text-properties style:font-size-complex="11pt"/>
    </style:style>
    <style:style style:name="P27" style:parent-style-name="Normal" style:family="paragraph">
      <style:text-properties style:font-size-complex="11pt"/>
    </style:style>
    <style:style style:name="P28" style:parent-style-name="Normal" style:family="paragraph">
      <style:text-properties style:font-size-complex="11pt"/>
    </style:style>
    <style:style style:name="P29" style:parent-style-name="Normal" style:family="paragraph">
      <style:text-properties style:font-size-complex="11pt"/>
    </style:style>
    <style:style style:name="P30" style:parent-style-name="Normal" style:family="paragraph">
      <style:text-properties style:font-size-complex="11pt"/>
    </style:style>
    <style:style style:name="P31" style:parent-style-name="Normal" style:family="paragraph">
      <style:text-properties style:font-size-complex="11pt"/>
    </style:style>
    <style:style style:name="P32" style:parent-style-name="Normal" style:family="paragraph">
      <style:text-properties style:font-size-complex="11pt"/>
    </style:style>
    <style:style style:name="P33" style:parent-style-name="Normal" style:family="paragraph">
      <style:text-properties style:font-size-complex="11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style:font-size-complex="11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style:font-size-complex="11pt"/>
    </style:style>
    <style:style style:name="P38" style:parent-style-name="Normal" style:family="paragraph">
      <style:text-properties style:font-size-complex="11pt"/>
    </style:style>
    <style:style style:name="P39" style:parent-style-name="Normal" style:family="paragraph">
      <style:text-properties style:font-size-complex="11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style:font-size-complex="11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text-properties style:font-size-complex="11pt"/>
    </style:style>
    <style:style style:name="P44" style:parent-style-name="Normal" style:family="paragraph">
      <style:text-properties style:font-size-complex="11pt"/>
    </style:style>
    <style:style style:name="P45" style:parent-style-name="Normal" style:family="paragraph">
      <style:text-properties style:font-size-complex="11pt"/>
    </style:style>
    <style:style style:name="P46" style:parent-style-name="Normal" style:family="paragraph">
      <style:text-properties fo:font-size="14pt" style:font-size-asian="14pt"/>
    </style:style>
    <style:style style:name="P47" style:parent-style-name="Normal" style:family="paragraph">
      <style:text-properties style:font-size-complex="11pt"/>
    </style:style>
    <style:style style:name="P48" style:parent-style-name="Normal" style:family="paragraph">
      <style:text-properties fo:font-size="14pt" style:font-size-asian="14pt"/>
    </style:style>
    <style:style style:name="P49" style:parent-style-name="Normal" style:family="paragraph">
      <style:text-properties style:font-size-complex="11pt"/>
    </style:style>
    <style:style style:name="P50" style:parent-style-name="Normal" style:family="paragraph">
      <style:text-properties style:font-size-complex="11pt"/>
    </style:style>
    <style:style style:name="P51" style:parent-style-name="Normal" style:family="paragraph">
      <style:text-properties style:font-size-complex="11pt"/>
    </style:style>
    <style:style style:name="P52" style:parent-style-name="Normal" style:family="paragraph">
      <style:text-properties style:font-size-complex="11pt"/>
    </style:style>
    <style:style style:name="P53" style:parent-style-name="Normal" style:family="paragraph">
      <style:text-properties style:font-size-complex="11pt"/>
    </style:style>
    <style:style style:name="P54" style:parent-style-name="Normal" style:family="paragraph">
      <style:text-properties fo:font-size="14pt" style:font-size-asian="14pt"/>
    </style:style>
    <style:style style:name="P55" style:parent-style-name="Normal" style:family="paragraph">
      <style:text-properties style:font-size-complex="11pt"/>
    </style:style>
    <style:style style:name="P56" style:parent-style-name="Normal" style:family="paragraph">
      <style:text-properties fo:font-size="14pt" style:font-size-asian="14pt"/>
    </style:style>
    <style:style style:name="P57" style:parent-style-name="Normal" style:family="paragraph">
      <style:text-properties style:font-size-complex="11pt"/>
    </style:style>
    <style:style style:name="P58" style:parent-style-name="Normal" style:family="paragraph">
      <style:text-properties style:font-size-complex="11pt"/>
    </style:style>
    <style:style style:name="P59" style:parent-style-name="Normal" style:family="paragraph">
      <style:text-properties style:font-size-complex="11pt"/>
    </style:style>
    <style:style style:name="P60" style:parent-style-name="Normal" style:family="paragraph">
      <style:text-properties fo:font-size="14pt" style:font-size-asian="14pt"/>
    </style:style>
    <style:style style:name="P61" style:parent-style-name="Normal" style:family="paragraph">
      <style:text-properties style:font-size-complex="11pt"/>
    </style:style>
    <style:style style:name="P62" style:parent-style-name="Normal" style:list-style-name="LFO2" style:family="paragraph">
      <style:text-properties style:font-size-complex="11pt" fo:language="en" fo:country="US"/>
    </style:style>
    <style:style style:name="P63" style:parent-style-name="Normal" style:family="paragraph">
      <style:text-properties style:font-size-complex="11pt" fo:language="en" fo:country="US"/>
    </style:style>
    <style:style style:name="P64" style:parent-style-name="Normal" style:family="paragraph">
      <style:text-properties style:font-size-complex="11pt" fo:language="en" fo:country="US"/>
    </style:style>
    <style:style style:name="P65" style:parent-style-name="Normal" style:list-style-name="LFO4" style:family="paragraph">
      <style:text-properties style:font-size-complex="11pt" fo:language="en" fo:country="US"/>
    </style:style>
    <style:style style:name="P66" style:parent-style-name="Normal" style:family="paragraph">
      <style:paragraph-properties fo:margin-left="0.5in">
        <style:tab-stops/>
      </style:paragraph-properties>
      <style:text-properties style:font-size-complex="11pt" fo:language="en" fo:country="US"/>
    </style:style>
    <style:style style:name="P67" style:parent-style-name="Normal" style:family="paragraph">
      <style:text-properties style:font-size-complex="11pt"/>
    </style:style>
    <style:style style:name="P68" style:parent-style-name="Normal" style:family="paragraph">
      <style:text-properties style:font-size-complex="11pt"/>
    </style:style>
    <style:style style:name="P69" style:parent-style-name="Normal" style:family="paragraph">
      <style:text-properties style:font-size-complex="11pt"/>
    </style:style>
    <style:style style:name="P70" style:parent-style-name="Normal" style:family="paragraph">
      <style:text-properties style:font-size-complex="11pt"/>
    </style:style>
    <style:style style:name="P71" style:parent-style-name="Normal" style:family="paragraph">
      <style:text-properties style:font-size-complex="11pt"/>
    </style:style>
    <style:style style:name="P72" style:parent-style-name="Normal" style:family="paragraph">
      <style:text-properties style:font-size-complex="11pt"/>
    </style:style>
  </office:automatic-styles>
  <office:body>
    <office:text text:use-soft-page-breaks="true">
      <text:p text:style-name="P1">Q-1</text:p>
      <text:p text:style-name="Normal">names_list = [("John", "Doe"), ("James", "Smith"), "Emily", "Sophia", ("Alex", "Brown"), "Mia"]</text:p>
      <text:p text:style-name="Normal">boys_count = 0</text:p>
      <text:p text:style-name="Normal">girls_count = 0</text:p>
      <text:p text:style-name="Normal">for ele in names_list:</text:p>
      <text:p text:style-name="Normal">    if isinstance(ele, tuple):  </text:p>
      <text:p text:style-name="Normal">        boys_count += 1</text:p>
      <text:p text:style-name="Normal">    else:  </text:p>
      <text:p text:style-name="Normal">        girls_count += 1</text:p>
      <text:p text:style-name="Normal">print(f"Number of boys: {boys_count}")</text:p>
      <text:p text:style-name="Normal">print(f"Number of girls: {girls_count}")</text:p>
      <text:p text:style-name="Normal">OUTPUT:</text:p>
      <text:p text:style-name="Normal">Number of boys: 3</text:p>
      <text:p text:style-name="Normal">Number of girls: 3</text:p>
      <text:p text:style-name="P6">Q-2</text:p>
      <text:p text:style-name="P7">students_list = [(1, "TUSHAR", 15), (2, "ANSH", 16), (3, "NAMAN", 14)]</text:p>
      <text:p text:style-name="P8">roll_no_list = []</text:p>
      <text:p text:style-name="P9">name_list = []</text:p>
      <text:p text:style-name="P10">age_list = []</text:p>
      <text:p text:style-name="P11">for student in students_list:</text:p>
      <text:p text:style-name="P12">    roll_no_list.append(student[0])<text:s/></text:p>
      <text:p text:style-name="P13">    name_list.append(student[1])    <text:s/></text:p>
      <text:p text:style-name="P14">    age_list.append(student[2])      </text:p>
      <text:p text:style-name="P15"/>
      <text:p text:style-name="P16">print("Roll No. List:", roll_no_list)</text:p>
      <text:p text:style-name="P17">print("Name List:", name_list)</text:p>
      <text:p text:style-name="P18">print("Age List:", age_list)</text:p>
      <text:p text:style-name="P19">OUTPUT:</text:p>
      <text:soft-page-break/>
      <text:p text:style-name="P20">Roll No. List: [1, 2, 3]</text:p>
      <text:p text:style-name="P21">Name List: ['TUSHAR', 'ANSH', 'NAMAN']</text:p>
      <text:p text:style-name="P22">Age List: [15, 16, 14]</text:p>
      <text:p text:style-name="P23">Q-3</text:p>
      <text:p text:style-name="P24">from datetime import datetime</text:p>
      <text:p text:style-name="P25">def convert_to_date(date_tuple):</text:p>
      <text:p text:style-name="P26">    day, month, year = date_tuple</text:p>
      <text:p text:style-name="P27">    return datetime(year, month, day)</text:p>
      <text:p text:style-name="P28">date1 = (15, 2, 2025)<text:s/></text:p>
      <text:p text:style-name="P29">date2 = (22, 2, 2025)  </text:p>
      <text:p text:style-name="P30">date1_obj = convert_to_date(date1)</text:p>
      <text:p text:style-name="P31">date2_obj = convert_to_date(date2)</text:p>
      <text:p text:style-name="P32">date_difference = date2_obj - date1_obj</text:p>
      <text:p text:style-name="P33">print(f"Number of days between {date1} and {date2}: {date_difference.days} days")</text:p>
      <text:p text:style-name="P34">OUTPUT:</text:p>
      <text:p text:style-name="P35">Number of days between (15, 2, 2025) and (22, 2, 2025): 7 days</text:p>
      <text:p text:style-name="P36">Q-4</text:p>
      <text:p text:style-name="P37">food_items = [("Burger", 5), ("Pizza", 8), ("Pasta", 7), ("Salad", 4), ("Sushi", 12)]</text:p>
      <text:p text:style-name="P38">sorted_food_items = sorted(food_items, key=lambda x: x[1], reverse=True)</text:p>
      <text:p text:style-name="P39">print(sorted_food_items)</text:p>
      <text:p text:style-name="P40">OUTPUT:</text:p>
      <text:p text:style-name="P41">[('Sushi', 12), ('Pizza', 8), ('Pasta', 7), ('Burger', 5), ('Salad', 4)]</text:p>
      <text:p text:style-name="P42">Q-5</text:p>
      <text:p text:style-name="P43">tuple_list = [("Apple", 3), (), ("Banana", 2), (), ("Orange", 5)]</text:p>
      <text:p text:style-name="P44">cleaned_list = [t for t in tuple_list if t]  </text:p>
      <text:p text:style-name="P45">print(cleaned_list)</text:p>
      <text:p text:style-name="P46">OUTPUT:</text:p>
      <text:p text:style-name="P47">[('Apple', 3), ('Banana', 2), ('Orange', 5)]</text:p>
      <text:p text:style-name="P48">Q-6</text:p>
      <text:p text:style-name="P49">my_tuple = (1, 2, 3, 4, 5)</text:p>
      <text:soft-page-break/>
      <text:p text:style-name="P50">temp_list = list(my_tuple)</text:p>
      <text:p text:style-name="P51">temp_list[2] = 10</text:p>
      <text:p text:style-name="P52">modified_tuple = tuple(temp_list)</text:p>
      <text:p text:style-name="P53">print(modified_tuple)</text:p>
      <text:p text:style-name="P54">OUTPUT:</text:p>
      <text:p text:style-name="P55">(1, 2, 10, 4, 5)</text:p>
      <text:p text:style-name="P56">Q-7</text:p>
      <text:p text:style-name="P57">my_tuple = (1, 2, 3, 4, 5)</text:p>
      <text:p text:style-name="P58">my_tuple = my_tuple[:2] + my_tuple[3:]</text:p>
      <text:p text:style-name="P59">print(my_tuple)</text:p>
      <text:p text:style-name="P60">OUTPUT:</text:p>
      <text:p text:style-name="P61">(1, 2, 4, 5)</text:p>
      <text:list text:style-name="LFO1">
        <text:list-item text:start-value="1">
          <text:p text:style-name="P62">lst = [ (‘X’, ‘Y’, ‘Z’), 40, 50 , 60]</text:p>
        </text:list-item>
      </text:list>
      <text:p text:style-name="P63">a = lst[0]</text:p>
      <text:p text:style-name="P64">print (a)</text:p>
      <text:list text:style-name="LFO3">
        <text:list-item text:start-value="1">
          <text:p text:style-name="P65">X<text:tab/><text:tab/>b) 0<text:tab/><text:tab/>c) (x, y, z)<text:tab/>d) (‘x’, ‘y’, ‘z’)</text:p>
        </text:list-item>
      </text:list>
      <text:p text:style-name="P66">ANS:D</text:p>
      <text:p text:style-name="P67"/>
      <text:p text:style-name="P68"/>
      <text:p text:style-name="P69"/>
      <text:p text:style-name="P70"/>
      <text:p text:style-name="P71"/>
      <text:p text:style-name="P7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IN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style:font-name-complex="Angsana New" fo:color="#2F5496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style:font-name-complex="Angsana New" fo:color="#2F5496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Angsana New" fo:color="#2F5496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Angsana New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Angsana New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Angsana New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Angsana New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Angsana New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Angsana New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Angsana New" fo:color="#2F5496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Angsana New" fo:color="#2F5496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DengXian Light" style:font-name-complex="Angsana New" fo:color="#2F5496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Angsana New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Angsana New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Angsana New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style:font-name-complex="Angsana New" fo:letter-spacing="-0.0069in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Angsana New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DengXian Light" style:font-name-complex="Angsana New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Angsana New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font-size="16pt" style:font-size-asian="16pt" style:font-size-complex="16pt" fo:language="en" fo:country="US"/>
    </style:style>
    <style:style style:name="P3" style:parent-style-name="Header" style:family="paragraph">
      <style:text-properties fo:font-size="18pt" style:font-size-asian="18pt" style:font-size-complex="18pt" fo:language="en" fo:country="US"/>
    </style:style>
    <style:style style:name="P4" style:parent-style-name="Header" style:family="paragraph">
      <style:text-properties fo:font-size="18pt" style:font-size-asian="18pt" style:font-size-complex="18pt" fo:language="en" fo:country="US"/>
    </style:style>
    <style:style style:name="P5" style:parent-style-name="Header" style:family="paragraph">
      <style:text-properties fo:font-size="18pt" style:font-size-asian="18pt" style:font-size-complex="18pt" fo:language="en" fo:country="US"/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Footer"/>
      </style:footer>
      <style:header-first>
        <text:p text:style-name="P2">PYTHON LAB 6</text:p>
        <text:p text:style-name="P3">NAME :<text:s/>LUY PATWA</text:p>
        <text:p text:style-name="P4">ROLL NO. : 24BEC065</text:p>
        <text:p text:style-name="P5">DIV :<text:s/>1(F2)</text:p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HAL MANGUKIYA</meta:initial-creator>
    <dc:creator>Luy Patwa</dc:creator>
    <meta:creation-date>2025-04-24T21:54:00Z</meta:creation-date>
    <dc:date>2025-04-24T21:54:00Z</dc:date>
    <meta:template xlink:href="Normal" xlink:type="simple"/>
    <meta:editing-cycles>2</meta:editing-cycles>
    <meta:editing-duration>PT60S</meta:editing-duration>
    <meta:document-statistic meta:page-count="3" meta:paragraph-count="4" meta:word-count="315" meta:character-count="2112" meta:row-count="15" meta:non-whitespace-character-count="1801"/>
  </office:meta>
</office:document-meta>
</file>